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B000002FE6574E482D580BE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168cm" svg:height="17.16cm" svg:x="9.144cm" svg:y="0.054cm">
          <draw:image xlink:href="Pictures/100000000000032B000002FE6574E482D580BE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6-11-08T14:58:16.677430522</dc:date>
    <meta:editing-duration>PT58M40S</meta:editing-duration>
    <meta:editing-cycles>52</meta:editing-cycles>
    <meta:generator>LibreOffice/5.1.4.2$Linux_X86_64 LibreOffice_project/10m0$Build-2</meta:generator>
    <meta:document-statistic meta:object-count="24"/>
  </office:meta>
</office:document-meta>
</file>